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J</mi>
      <mrow>
        <mi/>
        <mo stretchy="false">=</mo>
        <mi/>
      </mrow>
      <mrow>
        <mo stretchy="false">∫</mo>
        <mo stretchy="false">ϱ</mo>
      </mrow>
      <mrow>
        <mo stretchy="false">(</mo>
        <mrow>
          <mi>x</mi>
          <mi>,</mi>
          <mi>z</mi>
          <mi>,</mi>
          <mi>y</mi>
        </mrow>
        <mo stretchy="false">)</mo>
      </mrow>
      <mfenced open="(" close=")">
        <mrow>
          <msup>
            <mi>x</mi>
            <mn>2</mn>
          </msup>
          <mrow>
            <mi/>
            <mo stretchy="false">+</mo>
            <mi/>
          </mrow>
          <msup>
            <mi>y</mi>
            <mn>2</mn>
          </msup>
        </mrow>
      </mfenced>
      <mtext>d</mtext>
      <mi>x</mi>
      <mtext> d</mtext>
      <mi>y</mi>
      <mtext> d</mtext>
      <mi>z</mi>
      <mrow>
        <mi/>
        <mo stretchy="false">=</mo>
        <mi/>
      </mrow>
      <mrow>
        <mo stretchy="false">∫</mo>
        <msup>
          <mtext>d</mtext>
          <mn>3</mn>
        </msup>
      </mrow>
      <mi>r</mi>
      <mo stretchy="false">ϱ</mo>
      <mrow>
        <mo stretchy="false">(</mo>
        <mrow>
          <mstyle mathvariant="bold">
            <mrow>
              <mi>r</mi>
            </mrow>
          </mstyle>
        </mrow>
        <mo stretchy="false">)</mo>
      </mrow>
      <msup>
        <mrow>
          <mo stretchy="false">(</mo>
          <mrow>
            <mstyle mathvariant="bold">
              <mrow>
                <mi>n</mi>
              </mrow>
            </mstyle>
            <mrow>
              <mi/>
              <mo stretchy="false">×</mo>
              <mi/>
            </mrow>
            <mstyle mathvariant="bold">
              <mrow>
                <mi>r</mi>
              </mrow>
            </mstyle>
          </mrow>
          <mo stretchy="false">)</mo>
        </mrow>
        <mn>2</mn>
      </msup>
      <mtext> mit </mtext>
      <mstyle mathvariant="bold">
        <mrow>
          <mi>n</mi>
        </mrow>
      </mstyle>
      <mrow>
        <mi/>
        <mo stretchy="false">=</mo>
        <mi/>
      </mrow>
      <mrow>
        <mstyle mathvariant="bold">
          <mrow>
            <mo stretchy="false">ω</mo>
          </mrow>
        </mstyle>
        <mo stretchy="false">/</mo>
        <mo stretchy="false">ω</mo>
      </mrow>
    </mrow>
    <annotation encoding="StarMath 5.0">J `=` int %ivarrho (x,z,y) left( x^2 `+` y^2 right) "d"x" d"y" d"z `=` int "d"^3 r %ivarrho (bold r) (bold n `times` bold r)^2 " mit " bold n `=` bold %iomega slash %iomeg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22:58:31.531000000</meta:creation-date>
    <meta:generator>LibreOffice/4.1.4.2$Windows_x86 LibreOffice_project/0a0440ccc0227ad9829de5f46be37cfb6edcf72</meta:generator>
  </office:meta>
</office:document-meta>
</file>